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Heading_20_1" style:master-page-name="Standard">
      <style:paragraph-properties style:page-number="auto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background-color="#00ff00"/>
    </style:style>
    <style:style style:name="T3" style:family="text">
      <style:text-properties fo:color="#ff0000" fo:language="en" fo:country="GB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Unflattening process - Restoring virtual function pointer</text:h>
      <text:p text:style-name="P1">Fixed in interpreter/execution/CPPCode.cpp</text:p>
      <text:p text:style-name="P1">void *AttributeSetterCode::operator new(size_t size)</text:p>
      <text:p text:style-name="P1">{</text:p>
      <text:p text:style-name="P1"><text:s text:c="4"/>// just allocate ane return</text:p>
      <text:p text:style-name="Standard"><text:span text:style-name="T1"><text:s text:c="4"/>return new_object(size, T_Attribute</text:span><text:span text:style-name="T3">S</text:span><text:span text:style-name="T1">etterCode);</text:span></text:p>
      <text:p text:style-name="P1">}</text:p>
      <text:p text:style-name="P1"/>
      <text:p text:style-name="P1"/>
      <text:p text:style-name="Standard"><text:a xlink:type="simple" xlink:href="http://sourceforge.net/mailarchive/forum.php?thread_name=OF49230120.FB5631C4-ONC1257558.0006FCE7-C1257558.0007FF66%40csc.com&amp;forum_name=oorexx-devel"><text:span text:style-name="Internet_20_link"><text:span text:style-name="T1">http://sourceforge.net/mailarchive/forum.php?thread_name=OF49230120.FB5631C4-ONC1257558.0006FCE7-C1257558.0007FF66%40csc.com&amp;forum_name=oorexx-devel</text:span></text:span></text:a></text:p>
      <text:p text:style-name="P1"> </text:p>
      <text:p text:style-name="Standard"><text:span text:style-name="T1">And now for the long-winded explanation for why this problem was<text:line-break/>occurring. All of the objects that get allocated from the Rexx heap<text:line-break/>are C++ methods, which means they have a hidden first field that is<text:line-break/>the virtual function pointer for the object. Internally, ooRexx uses<text:line-break/>a lot of C++ polymorphism for different things. One place is with the<text:line-break/>"code objects" that are attached to method objects. The code objects<text:line-break/>handle different types of entities that can be behind the method<text:line-break/>object. Internal C++ methods have one invocation convention, external<text:line-break/>native methods have another, and Rexx methods have yet another. The<text:line-break/>method code doesn't care, it just calls the run() method on the asking<text:line-break/>it to "do it's thing".</text:span><text:span text:style-name="T2"><text:line-break/><text:line-break/></text:span><text:span text:style-name="T1">In addition to the general code types I described above, there are<text:line-break/>some specialized ones as well. Attribute setters, getters, and<text:line-break/>constant methods are examples of these specialized ones. So when you<text:line-break/>code</text:span><text:span text:style-name="T2"><text:line-break/><text:line-break/></text:span><text:span text:style-name="T1">::attribute foo<text:line-break/><text:line-break/>This creates two method objects. The code for the setter is an<text:line-break/>instance of AttributeSetterCode. The code for the getter is<text:line-break/>AttributeGetterCode. Life is good, and everything works....until you<text:line-break/>use rexxc.</text:span><text:span text:style-name="T2"><text:line-break/><text:line-break/></text:span><text:span text:style-name="T1">When rexxc is used, the method code is "flattened" into a single<text:line-break/>buffer that can be restored to real ooRexx objects for execution. Any<text:line-break/>references to other objects are converted into offsets within the<text:line-break/>buffer. Once this is done, the buffer can be saved as a unit. The<text:line-break/>restoration process has to restore the virtual function pointer of the<text:line-break/>object and relocated any object references contained on the method<text:line-break/>back to real object references. One of my team members back in "the<text:line-break/>day" likened this to puffing into a latex glove to get the fingers to<text:line-break/>pop out. This concept is immortalized in the puff() method of the<text:line-break/>RexxEnvelope() class.<text:line-break/><text:line-break/>Anyway, the nasty bit of this process is restoring the virtual<text:line-break/>function pointer. In order to do this, you need to know what class<text:line-break/></text:span><text:soft-page-break/><text:span text:style-name="T1">the object is to locate the correct vtable pointer. All of these<text:line-break/>objects have a field called the "behaviour" (British spelling, as<text:line-break/>befits its original origin). The behaviour identifies what sort of<text:line-break/>object this is, and the behaviours are tagged with an identifier.<text:line-break/>During the flattening process, the behaviour pointer is replaced with<text:line-break/>the behaviour tag. Then during the puff() processing, this id is used<text:line-break/>to restore the behaviour pointer and also to restore the vtable<text:line-break/>pointer.<text:line-break/><text:line-break/>Unfortunately, the new() method for the AttributeSetterCode class was<text:line-break/>creating an instance of AttributeSetterCode, but setting the behaviour<text:line-break/>to point to the AttributeGetterCode. Everything worked ok, until the<text:line-break/>program was processed with rexxc and rerun. At that time, the<text:line-break/>attribute setter instance got converted into getter instance and it<text:line-break/>didn't like the fact it was getting called with an argument.<text:line-break/><text:line-break/>The fix was to change the behaviour name from AttributeGetterCode to<text:line-break/>AttributeSetterCode...and that's was my 1-character fix.</text:span></text:p>
      <text:p text:style-name="P1"> </text:p>
      <text:p text:style-name="Standard"><text:a xlink:type="simple" xlink:href="http://sourceforge.net/mailarchive/message.php?msg_name=5d74c5720902090712g5cada16yb02b858e43dc6e54%40mail.gmail.com"><text:span text:style-name="Internet_20_link"><text:span text:style-name="T1">http://sourceforge.net/mailarchive/message.php?msg_name=5d74c5720902090712g5cada16yb02b858e43dc6e54%40mail.gmail.com</text:span></text:span></text:a></text:p>
      <text:p text:style-name="P1"> </text:p>
      <text:p text:style-name="P1">Rick,<text:line-break/><text:line-break/>Thanks for the good explanation. Ties together a few things I see in<text:line-break/>the code, but was a little hazy about.<text:line-break/><text:line-break/>For the behaviour field. Is its sole purpose to aid in the<text:line-break/>unflattening process? Or does it come into play during execution?<text:line-break/><text:line-break/>I'll take a closer look at rexxc, but it seems like this must be very<text:line-break/>similar to the process of creating rexx.img and restoring it when the<text:line-break/>interpreter starts up.<text:line-break/><text:line-break/>--<text:line-break/>Mark Miesfeld </text:p>
      <text:p text:style-name="P1"> </text:p>
      <text:p text:style-name="Standard"><text:a xlink:type="simple" xlink:href="http://sourceforge.net/mailarchive/message.php?msg_name=33bd05330902090809k12e3792fy134f66cfc8e8a4cc%40mail.gmail.com"><text:span text:style-name="Internet_20_link"><text:span text:style-name="T1">http://sourceforge.net/mailarchive/message.php?msg_name=33bd05330902090809k12e3792fy134f66cfc8e8a4cc%40mail.gmail.com</text:span></text:span></text:a></text:p>
      <text:p text:style-name="P1"> </text:p>
      <text:p text:style-name="Standard"><text:span text:style-name="T1">The use of the behaviour field depends on the type of class. If you<text:line-break/>look in PrimitiveClasses.xml, you'll see there are 3 categories of<text:line-break/>classes: Exported, Internal, and Transient. For Internal and<text:line-break/>Transient classes, the behaviour field is pretty much limited to class<text:line-break/>identity. For Exported classes (i.e., those visible from Rexx code),<text:line-break/>the behaviour holds the method dictionaries that map message names to<text:line-break/>the target methods.<text:line-break/><text:line-break/>Saving a program is similar to what goes on in rexx.img, but not the<text:line-break/>same. The image save process can just boldly save everything in the<text:line-break/></text:span><text:soft-page-break/><text:span text:style-name="T1">referenced memory space. When saving programs, the process needs to<text:line-break/>snip out certain references and then reinject them when it's<text:line-break/>reinflated.</text:span><text:span text:style-name="T1"><text:line-break/><text:line-break/>Rick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9-06-07T17:41:00</meta:creation-date>
    <dc:creator>JFaucher</dc:creator>
    <dc:date>2009-06-07T17:46:00</dc:date>
    <meta:editing-cycles>3</meta:editing-cycles>
    <meta:editing-duration>PT00H04M00S</meta:editing-duration>
    <meta:document-statistic meta:table-count="0" meta:image-count="0" meta:object-count="0" meta:page-count="3" meta:paragraph-count="18" meta:word-count="692" meta:character-count="4654"/>
    <meta:generator>OpenOffice.org/3.2$Win32 OpenOffice.org_project/320m18$Build-9502</meta:generator>
  </office:meta>
</office:document-meta>
</file>